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1bbec8" style:font-style-asian="italic" style:font-style-complex="italic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bbec8"/>
    </style:style>
    <style:style style:name="P3" style:family="paragraph" style:parent-style-name="Standard">
      <style:text-properties style:text-underline-style="none" officeooo:paragraph-rsid="001bbec8"/>
    </style:style>
    <style:style style:name="P4" style:family="paragraph" style:parent-style-name="Standard">
      <style:text-properties officeooo:paragraph-rsid="001bbec8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bbec8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511584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style-complex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Challenge description:<text:line-break/><text:line-break/></text:span><text:span text:style-name="T4">The flag is announced on the system with a broadcast intent with action victim.app.FLAG_ANNOUNCEMENT </text:span></text:p>
      <text:p text:style-name="P4"><text:span text:style-name="T4"/></text:p>
      <text:p text:style-name="P4"><text:span text:style-name="T4">Useful documentation for solving this challenge:</text:span></text:p>
      <text:p text:style-name="P4"><text:span text:style-name="T4">-) Broadcast Receivers: https://developer.android.com/guide/components/broadcasts</text:span><text:line-break/></text:p>
      <text:p text:style-name="P2">Solution</text:p>
      <text:p text:style-name="P2"/>
      <text:p text:style-name="P3">This challenge is quite easier; we simply have to declare a receiver like this inside manifest file:</text:p>
      <text:p text:style-name="P5" loext:marker-style-name="T5"><text:span text:style-name="T5">&lt;receiver </text:span><text:span text:style-name="T6">android</text:span><text:span text:style-name="T8">:name</text:span><text:span text:style-name="T9">=".MyBroadcastReceiver" </text:span><text:span text:style-name="T6">android</text:span><text:span text:style-name="T8">:exported</text:span><text:span text:style-name="T9">="false"</text:span><text:span text:style-name="T5">&gt;<text:line-break/> <text:s text:c="3"/>&lt;intent-filter&gt;<text:line-break/> <text:s text:c="7"/>&lt;action </text:span><text:span text:style-name="T6">android</text:span><text:span text:style-name="T8">:name</text:span><text:span text:style-name="T9">="victim.app.FLAG_ANNOUNCEMENT" </text:span><text:span text:style-name="T5">/&gt;<text:line-break/> <text:s text:c="3"/>&lt;/intent-filter&gt;<text:line-break/>&lt;/receiver&gt;</text:span></text:p>
      <text:p text:style-name="P3"/>
      <text:p text:style-name="P3">We then create a class, say <text:span text:style-name="T4">MyBroadcastReceiver </text:span><text:span text:style-name="T3">extending BroadcastReceiver, which calls the intent action specified in the challenge text.</text:span></text:p>
      <text:p text:style-name="P3"><text:span text:style-name="T3"/></text:p>
      <text:p text:style-name="P3"><text:span text:style-name="T3"/></text:p>
      <text:p text:style-name="P4"><text:span text:style-name="T1">As always our biggest enemy won’t be the challenge, but APIs and compatibility; I managed to make it work simply retrieving the intent extras and getting the flag as follows:<text:line-break/><text:line-break/></text:span><text:span text:style-name="T10">package </text:span><text:span text:style-name="T12">com.example.justlisten<text:line-break/><text:line-break/></text:span><text:span text:style-name="T11">import </text:span><text:span text:style-name="T12">android.content.BroadcastReceiver<text:line-break/></text:span><text:span text:style-name="T11">import </text:span><text:span text:style-name="T12">android.content.Context<text:line-break/></text:span><text:span text:style-name="T11">import </text:span><text:span text:style-name="T12">android.content.Intent<text:line-break/></text:span><text:span text:style-name="T11">import </text:span><text:span text:style-name="T12">android.util.Log<text:line-break/><text:line-break/><text:line-break/></text:span><text:span text:style-name="T11">class </text:span><text:span text:style-name="T12">MyBroadcastReceiver : BroadcastReceiver() {<text:line-break/> <text:s text:c="3"/></text:span><text:span text:style-name="T11">private val </text:span><text:span text:style-name="T6">TAG </text:span><text:span text:style-name="T12">= </text:span><text:span text:style-name="T9">"MOBIOTSEC"<text:line-break/><text:line-break/> <text:s text:c="3"/></text:span><text:span text:style-name="T11">override fun </text:span><text:span text:style-name="T13">onReceive</text:span><text:span text:style-name="T12">(context: Context?</text:span><text:span text:style-name="T11">, </text:span><text:span text:style-name="T12">intent: Intent?) {<text:line-break/> <text:s text:c="7"/></text:span><text:span text:style-name="T14">//Simply check whether the intent gets called via the correct broadcast call<text:line-break/> <text:s text:c="7"/></text:span><text:span text:style-name="T11">val </text:span><text:span text:style-name="T12">intent_action = intent!!.</text:span><text:span text:style-name="T7">action<text:line-break/> <text:s text:c="7"/></text:span><text:span text:style-name="T11">if </text:span><text:span text:style-name="T12">(intent_action == </text:span><text:span text:style-name="T9">"victim.app.FLAG_ANNOUNCEMENT"</text:span><text:span text:style-name="T12">) {<text:line-break/> <text:s text:c="11"/></text:span><text:span text:style-name="T14">// Get data from extras and possibly flag<text:line-break/> <text:s text:c="11"/></text:span><text:span text:style-name="T11">val </text:span><text:span text:style-name="T12">bundle = intent!!.</text:span><text:span text:style-name="T7">extras<text:line-break/> <text:s text:c="11"/></text:span><text:span text:style-name="T11">val </text:span><text:span text:style-name="T12">flag = bundle!!.getString(</text:span><text:span text:style-name="T9">"flag"</text:span><text:span text:style-name="T12">)<text:line-break/> <text:s text:c="11"/>Log.i(</text:span><text:span text:style-name="T6">TAG</text:span><text:span text:style-name="T11">, </text:span><text:span text:style-name="T12">flag!!)<text:line-break/> <text:s text:c="7"/>}<text:line-break/> <text:s text:c="3"/>}<text:line-break/><text:line-break/>}</text:span></text:p>
      <text:p text:style-name="P4"><text:span text:style-name="T12"/></text:p>
      <text:p text:style-name="P4">The main activity simply calls the class and receives intent:<text:line-break/><text:line-break/><text:span text:style-name="T11">package </text:span><text:span text:style-name="T12">com.example.justlisten<text:line-break/><text:line-break/></text:span><text:span text:style-name="T11">import </text:span><text:span text:style-name="T12">android.content.BroadcastReceiver<text:line-break/></text:span><text:span text:style-name="T11">import </text:span><text:span text:style-name="T12">android.content.IntentFilter<text:line-break/></text:span><text:span text:style-name="T11">import </text:span><text:span text:style-name="T12">android.os.Bundle<text:line-break/></text:span><text:span text:style-name="T11">import </text:span><text:span text:style-name="T12">androidx.activity.ComponentActivity<text:line-break/><text:line-break/><text:line-break/></text:span><text:soft-page-break/><text:span text:style-name="T11">class </text:span><text:span text:style-name="T12">MainActivity : ComponentActivity() {<text:line-break/><text:line-break/> <text:s text:c="3"/></text:span><text:span text:style-name="T11">override fun </text:span><text:span text:style-name="T13">onCreate</text:span><text:span text:style-name="T12">(savedInstanceState: Bundle?) {<text:line-break/> <text:s text:c="7"/></text:span><text:span text:style-name="T11">super</text:span><text:span text:style-name="T12">.onCreate(savedInstanceState)<text:line-break/> <text:s text:c="7"/></text:span><text:span text:style-name="T14">//Simply call the register receiver class<text:line-break/> <text:s text:c="7"/></text:span><text:span text:style-name="T11">val </text:span><text:span text:style-name="T12">br: BroadcastReceiver = MyBroadcastReceiver()<text:line-break/> <text:s text:c="7"/></text:span><text:span text:style-name="T11">this</text:span><text:span text:style-name="T12">.registerReceiver(br</text:span><text:span text:style-name="T11">, </text:span><text:span text:style-name="T12">IntentFilter(</text:span><text:span text:style-name="T9">"victim.app.FLAG_ANNOUNCEMENT"</text:span><text:span text:style-name="T12">))<text:line-break/><text:line-break/> <text:s text:c="3"/>}<text:line-break/><text:line-break/>}<text:line-break/></text:span></text:p>
      <text:p text:style-name="P4">So the prompt will be like this:<text:line-break/><text:line-break/><text:span text:style-name="T4">--------- beginning of main</text:span></text:p>
      <text:p text:style-name="P1">10-31 21:56:44.804 25060 25060 E MOBIOTSEC: victimapp:: onCreate</text:p>
      <text:p text:style-name="P1">10-31 21:56:44.804 25060 25060 E MOBIOTSEC: victimapp:: setting the flag</text:p>
      <text:p text:style-name="P1">10-31 21:56:44.805 25060 25060 E MOBIOTSEC: victimapp:: broadcasting the flag</text:p>
      <text:p text:style-name="P1">10-31 21:56:44.805 25019 25019 I MOBIOTSEC: FLAG{carpe_diem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22:05:27.887925141</meta:creation-date>
    <dc:date>2023-10-31T22:05:37.864094957</dc:date>
    <meta:editing-duration>PT10S</meta:editing-duration>
    <meta:editing-cycles>1</meta:editing-cycles>
    <meta:document-statistic meta:table-count="0" meta:image-count="0" meta:object-count="0" meta:page-count="2" meta:paragraph-count="14" meta:word-count="263" meta:character-count="2479" meta:non-whitespace-character-count="2064"/>
    <meta:generator>LibreOffice/7.6.2.1$Linux_X86_64 LibreOffice_project/60$Build-1</meta:generator>
  </office:meta>
</office:document-meta>
</file>